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8.83pt" svg:y="279.18pt">
            <draw:object draw:notify-on-update-of-ranges="Sheet1.E1:Sheet1.E1 Sheet1.E2:Sheet1.E12 Sheet1.F1:Sheet1.F1 Sheet1.F2:Sheet1.F12 Sheet1.G1:Sheet1.G1 Sheet1.G2:Sheet1.G12 Sheet1.H1:Sheet1.H1 Sheet1.H2:Sheet1.H12 Sheet1.I1:Sheet1.I1 Sheet1.I2:Sheet1.I12 Sheet1.J1:Sheet1.J1 Sheet1.J2:Sheet1.J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2" calcext:value-type="float">
            <text:p>2</text:p>
          </table:table-cell>
          <table:table-cell office:value-type="float" office:value="0.0412674397230148" calcext:value-type="float">
            <text:p>0.041267439723015</text:p>
          </table:table-cell>
          <table:table-cell office:value-type="float" office:value="0.0145939663052559" calcext:value-type="float">
            <text:p>0.014593966305256</text:p>
          </table:table-cell>
          <table:table-cell office:value-type="float" office:value="0.0150494463741779" calcext:value-type="float">
            <text:p>0.015049446374178</text:p>
          </table:table-cell>
          <table:table-cell office:value-type="float" office:value="0.144107058644295" calcext:value-type="float">
            <text:p>0.144107058644295</text:p>
          </table:table-cell>
          <table:table-cell office:value-type="float" office:value="0.145748972892761" calcext:value-type="float">
            <text:p>0.14574897289276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8" calcext:value-type="float">
            <text:p>8</text:p>
          </table:table-cell>
          <table:table-cell office:value-type="float" office:value="0.0175416395068169" calcext:value-type="float">
            <text:p>0.017541639506817</text:p>
          </table:table-cell>
          <table:table-cell office:value-type="float" office:value="0.0086804935708642" calcext:value-type="float">
            <text:p>0.008680493570864</text:p>
          </table:table-cell>
          <table:table-cell office:value-type="float" office:value="0.0205549951642752" calcext:value-type="float">
            <text:p>0.020554995164275</text:p>
          </table:table-cell>
          <table:table-cell office:value-type="float" office:value="0.0282896179705858" calcext:value-type="float">
            <text:p>0.028289617970586</text:p>
          </table:table-cell>
          <table:table-cell office:value-type="float" office:value="0.00392605178058147" calcext:value-type="float">
            <text:p>0.00392605178058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16" calcext:value-type="float">
            <text:p>16</text:p>
          </table:table-cell>
          <table:table-cell office:value-type="float" office:value="0.0275518801063299" calcext:value-type="float">
            <text:p>0.02755188010633</text:p>
          </table:table-cell>
          <table:table-cell office:value-type="float" office:value="0.0611496791243553" calcext:value-type="float">
            <text:p>0.061149679124355</text:p>
          </table:table-cell>
          <table:table-cell office:value-type="float" office:value="0.0538133382797241" calcext:value-type="float">
            <text:p>0.053813338279724</text:p>
          </table:table-cell>
          <table:table-cell office:value-type="float" office:value="0.0160129927098751" calcext:value-type="float">
            <text:p>0.016012992709875</text:p>
          </table:table-cell>
          <table:table-cell office:value-type="float" office:value="0.00637398101389408" calcext:value-type="float">
            <text:p>0.006373981013894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64" calcext:value-type="float">
            <text:p>64</text:p>
          </table:table-cell>
          <table:table-cell office:value-type="float" office:value="0.0432603247463703" calcext:value-type="float">
            <text:p>0.04326032474637</text:p>
          </table:table-cell>
          <table:table-cell office:value-type="float" office:value="0.0509322062134743" calcext:value-type="float">
            <text:p>0.050932206213474</text:p>
          </table:table-cell>
          <table:table-cell office:value-type="float" office:value="0.0168593171983957" calcext:value-type="float">
            <text:p>0.016859317198396</text:p>
          </table:table-cell>
          <table:table-cell office:value-type="float" office:value="0.0058984118513763" calcext:value-type="float">
            <text:p>0.005898411851376</text:p>
          </table:table-cell>
          <table:table-cell office:value-type="float" office:value="0.145388245582581" calcext:value-type="float">
            <text:p>0.14538824558258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128" calcext:value-type="float">
            <text:p>128</text:p>
          </table:table-cell>
          <table:table-cell office:value-type="float" office:value="0.0301459264010191" calcext:value-type="float">
            <text:p>0.030145926401019</text:p>
          </table:table-cell>
          <table:table-cell office:value-type="float" office:value="0.017457652837038" calcext:value-type="float">
            <text:p>0.017457652837038</text:p>
          </table:table-cell>
          <table:table-cell office:value-type="float" office:value="0.0113484533503652" calcext:value-type="float">
            <text:p>0.011348453350365</text:p>
          </table:table-cell>
          <table:table-cell office:value-type="float" office:value="0.00450072903186083" calcext:value-type="float">
            <text:p>0.004500729031861</text:p>
          </table:table-cell>
          <table:table-cell office:value-type="float" office:value="0.154903620481491" calcext:value-type="float">
            <text:p>0.15490362048149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256" calcext:value-type="float">
            <text:p>256</text:p>
          </table:table-cell>
          <table:table-cell office:value-type="float" office:value="0.0310376286506653" calcext:value-type="float">
            <text:p>0.031037628650665</text:p>
          </table:table-cell>
          <table:table-cell office:value-type="float" office:value="0.00958209857344628" calcext:value-type="float">
            <text:p>0.009582098573446</text:p>
          </table:table-cell>
          <table:table-cell office:value-type="float" office:value="0.00422677583992481" calcext:value-type="float">
            <text:p>0.004226775839925</text:p>
          </table:table-cell>
          <table:table-cell office:value-type="float" office:value="0.00235929572954774" calcext:value-type="float">
            <text:p>0.002359295729548</text:p>
          </table:table-cell>
          <table:table-cell office:value-type="float" office:value="0.146446242928505" calcext:value-type="float">
            <text:p>0.146446242928505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512" calcext:value-type="float">
            <text:p>512</text:p>
          </table:table-cell>
          <table:table-cell office:value-type="float" office:value="0.0209299754351378" calcext:value-type="float">
            <text:p>0.020929975435138</text:p>
          </table:table-cell>
          <table:table-cell office:value-type="float" office:value="0.00743100279942155" calcext:value-type="float">
            <text:p>0.007431002799422</text:p>
          </table:table-cell>
          <table:table-cell office:value-type="float" office:value="0.00225970568135381" calcext:value-type="float">
            <text:p>0.002259705681354</text:p>
          </table:table-cell>
          <table:table-cell office:value-type="float" office:value="0.144110217690468" calcext:value-type="float">
            <text:p>0.144110217690468</text:p>
          </table:table-cell>
          <table:table-cell office:value-type="float" office:value="0.149322748184204" calcext:value-type="float">
            <text:p>0.149322748184204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1024" calcext:value-type="float">
            <text:p>1024</text:p>
          </table:table-cell>
          <table:table-cell office:value-type="float" office:value="0.0156201897189021" calcext:value-type="float">
            <text:p>0.015620189718902</text:p>
          </table:table-cell>
          <table:table-cell office:value-type="float" office:value="0.00205600750632584" calcext:value-type="float">
            <text:p>0.002056007506326</text:p>
          </table:table-cell>
          <table:table-cell office:value-type="float" office:value="0.00163070706184953" calcext:value-type="float">
            <text:p>0.00163070706185</text:p>
          </table:table-cell>
          <table:table-cell office:value-type="float" office:value="0.154814705252647" calcext:value-type="float">
            <text:p>0.154814705252647</text:p>
          </table:table-cell>
          <table:table-cell office:value-type="float" office:value="0.154900372028351" calcext:value-type="float">
            <text:p>0.15490037202835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2048" calcext:value-type="float">
            <text:p>2048</text:p>
          </table:table-cell>
          <table:table-cell office:value-type="float" office:value="0.0139586105942726" calcext:value-type="float">
            <text:p>0.013958610594273</text:p>
          </table:table-cell>
          <table:table-cell office:value-type="float" office:value="0.000975273025687784" calcext:value-type="float">
            <text:p>0.000975273025688</text:p>
          </table:table-cell>
          <table:table-cell office:value-type="float" office:value="0.00216987077146769" calcext:value-type="float">
            <text:p>0.002169870771468</text:p>
          </table:table-cell>
          <table:table-cell office:value-type="float" office:value="0.148814335465431" calcext:value-type="float">
            <text:p>0.148814335465431</text:p>
          </table:table-cell>
          <table:table-cell office:value-type="float" office:value="0.147085875272751" calcext:value-type="float">
            <text:p>0.14708587527275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4096" calcext:value-type="float">
            <text:p>4096</text:p>
          </table:table-cell>
          <table:table-cell office:value-type="float" office:value="0.0102869458496571" calcext:value-type="float">
            <text:p>0.010286945849657</text:p>
          </table:table-cell>
          <table:table-cell office:value-type="float" office:value="0.00686908466741443" calcext:value-type="float">
            <text:p>0.006869084667414</text:p>
          </table:table-cell>
          <table:table-cell office:value-type="float" office:value="0.144992604851723" calcext:value-type="float">
            <text:p>0.144992604851723</text:p>
          </table:table-cell>
          <table:table-cell office:value-type="float" office:value="0.144589781761169" calcext:value-type="float">
            <text:p>0.144589781761169</text:p>
          </table:table-cell>
          <table:table-cell office:value-type="float" office:value="0.146066442131996" calcext:value-type="float">
            <text:p>0.146066442131996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8192" calcext:value-type="float">
            <text:p>8192</text:p>
          </table:table-cell>
          <table:table-cell office:value-type="float" office:value="0.0104725863784552" calcext:value-type="float">
            <text:p>0.010472586378455</text:p>
          </table:table-cell>
          <table:table-cell office:value-type="float" office:value="0.00962880998849869" calcext:value-type="float">
            <text:p>0.009628809988499</text:p>
          </table:table-cell>
          <table:table-cell office:value-type="float" office:value="0.145982518792152" calcext:value-type="float">
            <text:p>0.145982518792152</text:p>
          </table:table-cell>
          <table:table-cell office:value-type="float" office:value="0.146432861685753" calcext:value-type="float">
            <text:p>0.146432861685753</text:p>
          </table:table-cell>
          <table:table-cell office:value-type="float" office:value="0.172466233372688" calcext:value-type="float">
            <text:p>0.172466233372688</text:p>
          </table:table-cell>
          <table:table-cell table:number-columns-repeated="4"/>
          <table:table-cell office:value-type="string" calcext:value-type="string">
            <text:p>BEST (no valid)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MIN([.F2:.J11])" office:value-type="float" office:value="0.000975273025687784" calcext:value-type="float">
            <text:p>0.000975273025688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 office:value-type="string" calcext:value-type="string">
            <text:p>Time:</text:p>
          </table:table-cell>
          <table:table-cell office:value-type="float" office:value="239.966203927994" calcext:value-type="float">
            <text:p>239.96620392799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ediction</text:p>
          </table:table-cell>
          <table:table-cell office:value-type="string" calcext:value-type="string">
            <text:p>Time:</text:p>
          </table:table-cell>
          <table:table-cell office:value-type="float" office:value="0.260933399200439" calcext:value-type="float">
            <text:p>0.26093339920043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MSE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0.0008134252" calcext:value-type="float">
            <text:p>0.0008134252</text:p>
          </table:table-cell>
          <table:table-cell table:number-columns-repeated="3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458522289991379" calcext:value-type="float">
            <text:p>0.045852228999138</text:p>
          </table:table-cell>
          <table:table-cell office:value-type="float" office:value="151.686365365982" calcext:value-type="float">
            <text:p>151.686365365982</text:p>
          </table:table-cell>
          <table:table-cell office:value-type="float" office:value="0.165903329849243" calcext:value-type="float">
            <text:p>0.165903329849243</text:p>
          </table:table-cell>
          <table:table-cell office:value-type="float" office:value="0.0376936197280884" calcext:value-type="float">
            <text:p>0.037693619728088</text:p>
          </table:table-cell>
          <table:table-cell office:value-type="float" office:value="0.0405347906053066" calcext:value-type="float">
            <text:p>0.040534790605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57409210503101" calcext:value-type="float">
            <text:p>0.04574092105031</text:p>
          </table:table-cell>
          <table:table-cell office:value-type="float" office:value="170.445623159409" calcext:value-type="float">
            <text:p>170.445623159409</text:p>
          </table:table-cell>
          <table:table-cell office:value-type="float" office:value="0.183611869812012" calcext:value-type="float">
            <text:p>0.183611869812012</text:p>
          </table:table-cell>
          <table:table-cell office:value-type="float" office:value="0.0380519144237042" calcext:value-type="float">
            <text:p>0.038051914423704</text:p>
          </table:table-cell>
          <table:table-cell office:value-type="float" office:value="0.0402913466095924" calcext:value-type="float">
            <text:p>0.04029134660959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472908988595009" calcext:value-type="float">
            <text:p>0.047290898859501</text:p>
          </table:table-cell>
          <table:table-cell office:value-type="float" office:value="175.557651042938" calcext:value-type="float">
            <text:p>175.557651042938</text:p>
          </table:table-cell>
          <table:table-cell office:value-type="float" office:value="0.192601442337036" calcext:value-type="float">
            <text:p>0.192601442337036</text:p>
          </table:table-cell>
          <table:table-cell office:value-type="float" office:value="0.0340922437608242" calcext:value-type="float">
            <text:p>0.034092243760824</text:p>
          </table:table-cell>
          <table:table-cell office:value-type="float" office:value="0.0412674397230148" calcext:value-type="float">
            <text:p>0.041267439723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7697598785162" calcext:value-type="float">
            <text:p>0.017697598785162</text:p>
          </table:table-cell>
          <table:table-cell office:value-type="float" office:value="173.141908407211" calcext:value-type="float">
            <text:p>173.141908407211</text:p>
          </table:table-cell>
          <table:table-cell office:value-type="float" office:value="0.189380645751953" calcext:value-type="float">
            <text:p>0.189380645751953</text:p>
          </table:table-cell>
          <table:table-cell office:value-type="float" office:value="0.00507301650941372" calcext:value-type="float">
            <text:p>0.005073016509414</text:p>
          </table:table-cell>
          <table:table-cell office:value-type="float" office:value="0.0175416395068169" calcext:value-type="float">
            <text:p>0.0175416395068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271812099963427" calcext:value-type="float">
            <text:p>0.027181209996343</text:p>
          </table:table-cell>
          <table:table-cell office:value-type="float" office:value="173.02468752861" calcext:value-type="float">
            <text:p>173.02468752861</text:p>
          </table:table-cell>
          <table:table-cell office:value-type="float" office:value="0.177704334259033" calcext:value-type="float">
            <text:p>0.177704334259033</text:p>
          </table:table-cell>
          <table:table-cell office:value-type="float" office:value="0.00121232157107443" calcext:value-type="float">
            <text:p>0.001212321571074</text:p>
          </table:table-cell>
          <table:table-cell office:value-type="float" office:value="0.0275518801063299" calcext:value-type="float">
            <text:p>0.027551880106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45733954757452" calcext:value-type="float">
            <text:p>0.045733954757452</text:p>
          </table:table-cell>
          <table:table-cell office:value-type="float" office:value="171.954845666885" calcext:value-type="float">
            <text:p>171.954845666885</text:p>
          </table:table-cell>
          <table:table-cell office:value-type="float" office:value="0.191221237182617" calcext:value-type="float">
            <text:p>0.191221237182617</text:p>
          </table:table-cell>
          <table:table-cell table:style-name="ce2" office:value-type="float" office:value="0.0000170375624293229" calcext:value-type="float">
            <text:p>1.70E-05</text:p>
          </table:table-cell>
          <table:table-cell office:value-type="float" office:value="0.0432603247463703" calcext:value-type="float">
            <text:p>0.04326032474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0347422435879707" calcext:value-type="float">
            <text:p>0.034742243587971</text:p>
          </table:table-cell>
          <table:table-cell office:value-type="float" office:value="172.990787982941" calcext:value-type="float">
            <text:p>172.990787982941</text:p>
          </table:table-cell>
          <table:table-cell office:value-type="float" office:value="0.190551996231079" calcext:value-type="float">
            <text:p>0.190551996231079</text:p>
          </table:table-cell>
          <table:table-cell table:style-name="ce2" office:value-type="float" office:value="0.0000811508944025263" calcext:value-type="float">
            <text:p>8.12E-05</text:p>
          </table:table-cell>
          <table:table-cell office:value-type="float" office:value="0.0301459264010191" calcext:value-type="float">
            <text:p>0.030145926401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031964860856533" calcext:value-type="float">
            <text:p>0.031964860856533</text:p>
          </table:table-cell>
          <table:table-cell office:value-type="float" office:value="172.121442317963" calcext:value-type="float">
            <text:p>172.121442317963</text:p>
          </table:table-cell>
          <table:table-cell office:value-type="float" office:value="0.190199613571167" calcext:value-type="float">
            <text:p>0.190199613571167</text:p>
          </table:table-cell>
          <table:table-cell table:style-name="ce2" office:value-type="float" office:value="0.0000270675991487224" calcext:value-type="float">
            <text:p>2.71E-05</text:p>
          </table:table-cell>
          <table:table-cell office:value-type="float" office:value="0.0310376286506653" calcext:value-type="float">
            <text:p>0.031037628650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0.0239203441888094" calcext:value-type="float">
            <text:p>0.023920344188809</text:p>
          </table:table-cell>
          <table:table-cell office:value-type="float" office:value="175.027022361755" calcext:value-type="float">
            <text:p>175.027022361755</text:p>
          </table:table-cell>
          <table:table-cell office:value-type="float" office:value="0.194691896438599" calcext:value-type="float">
            <text:p>0.194691896438599</text:p>
          </table:table-cell>
          <table:table-cell table:style-name="ce2" office:value-type="float" office:value="0.000047671957872808" calcext:value-type="float">
            <text:p>4.77E-05</text:p>
          </table:table-cell>
          <table:table-cell office:value-type="float" office:value="0.0209299754351378" calcext:value-type="float">
            <text:p>0.020929975435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0.0178417414426804" calcext:value-type="float">
            <text:p>0.01784174144268</text:p>
          </table:table-cell>
          <table:table-cell office:value-type="float" office:value="176.283445358276" calcext:value-type="float">
            <text:p>176.283445358276</text:p>
          </table:table-cell>
          <table:table-cell office:value-type="float" office:value="0.177843332290649" calcext:value-type="float">
            <text:p>0.177843332290649</text:p>
          </table:table-cell>
          <table:table-cell office:value-type="float" office:value="0.000175549459527247" calcext:value-type="float">
            <text:p>0.000175549459527</text:p>
          </table:table-cell>
          <table:table-cell office:value-type="float" office:value="0.0156201897189021" calcext:value-type="float">
            <text:p>0.0156201897189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0.0152002396062017" calcext:value-type="float">
            <text:p>0.015200239606202</text:p>
          </table:table-cell>
          <table:table-cell office:value-type="float" office:value="182.069060087204" calcext:value-type="float">
            <text:p>182.069060087204</text:p>
          </table:table-cell>
          <table:table-cell office:value-type="float" office:value="0.203809976577759" calcext:value-type="float">
            <text:p>0.203809976577759</text:p>
          </table:table-cell>
          <table:table-cell office:value-type="float" office:value="0.000565925089176744" calcext:value-type="float">
            <text:p>0.000565925089177</text:p>
          </table:table-cell>
          <table:table-cell office:value-type="float" office:value="0.0139586105942726" calcext:value-type="float">
            <text:p>0.013958610594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7" calcext:value-type="float">
            <text:p>4097</text:p>
          </table:table-cell>
          <table:table-cell office:value-type="float" office:value="0.0113468421623111" calcext:value-type="float">
            <text:p>0.011346842162311</text:p>
          </table:table-cell>
          <table:table-cell office:value-type="float" office:value="183.739655256271" calcext:value-type="float">
            <text:p>183.739655256271</text:p>
          </table:table-cell>
          <table:table-cell office:value-type="float" office:value="0.203032732009888" calcext:value-type="float">
            <text:p>0.203032732009888</text:p>
          </table:table-cell>
          <table:table-cell office:value-type="float" office:value="0.00108082103542984" calcext:value-type="float">
            <text:p>0.00108082103543</text:p>
          </table:table-cell>
          <table:table-cell office:value-type="float" office:value="0.0102869458496571" calcext:value-type="float">
            <text:p>0.0102869458496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3" calcext:value-type="float">
            <text:p>8193</text:p>
          </table:table-cell>
          <table:table-cell office:value-type="float" office:value="0.0109902964904904" calcext:value-type="float">
            <text:p>0.010990296490491</text:p>
          </table:table-cell>
          <table:table-cell office:value-type="float" office:value="185.422574281693" calcext:value-type="float">
            <text:p>185.422574281693</text:p>
          </table:table-cell>
          <table:table-cell office:value-type="float" office:value="0.200684309005737" calcext:value-type="float">
            <text:p>0.200684309005737</text:p>
          </table:table-cell>
          <table:table-cell office:value-type="float" office:value="0.00115472008474171" calcext:value-type="float">
            <text:p>0.001154720084742</text:p>
          </table:table-cell>
          <table:table-cell office:value-type="float" office:value="0.0104725863784552" calcext:value-type="float">
            <text:p>0.010472586378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140698635950685" calcext:value-type="float">
            <text:p>0.014069863595069</text:p>
          </table:table-cell>
          <table:table-cell office:value-type="float" office:value="218.198293447494" calcext:value-type="float">
            <text:p>218.198293447494</text:p>
          </table:table-cell>
          <table:table-cell office:value-type="float" office:value="0.218988418579102" calcext:value-type="float">
            <text:p>0.218988418579102</text:p>
          </table:table-cell>
          <table:table-cell table:style-name="ce2" office:value-type="float" office:value="0.0108877113088965" calcext:value-type="float">
            <text:p>1.09E-02</text:p>
          </table:table-cell>
          <table:table-cell office:value-type="float" office:value="0.0145939663052559" calcext:value-type="float">
            <text:p>0.014593966305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885597057640553" calcext:value-type="float">
            <text:p>0.008855970576406</text:p>
          </table:table-cell>
          <table:table-cell office:value-type="float" office:value="222.265164136887" calcext:value-type="float">
            <text:p>222.265164136887</text:p>
          </table:table-cell>
          <table:table-cell office:value-type="float" office:value="0.236239433288574" calcext:value-type="float">
            <text:p>0.236239433288574</text:p>
          </table:table-cell>
          <table:table-cell table:style-name="ce2" office:value-type="float" office:value="0.00271499762311578" calcext:value-type="float">
            <text:p>2.71E-03</text:p>
          </table:table-cell>
          <table:table-cell office:value-type="float" office:value="0.0086804935708642" calcext:value-type="float">
            <text:p>0.0086804935708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618634335696697" calcext:value-type="float">
            <text:p>0.06186343356967</text:p>
          </table:table-cell>
          <table:table-cell office:value-type="float" office:value="220.365774393082" calcext:value-type="float">
            <text:p>220.365774393082</text:p>
          </table:table-cell>
          <table:table-cell office:value-type="float" office:value="0.232550859451294" calcext:value-type="float">
            <text:p>0.232550859451294</text:p>
          </table:table-cell>
          <table:table-cell office:value-type="float" office:value="0.00174865603912622" calcext:value-type="float">
            <text:p>0.001748656039126</text:p>
          </table:table-cell>
          <table:table-cell office:value-type="float" office:value="0.0611496791243553" calcext:value-type="float">
            <text:p>0.0611496791243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.04762252420187" calcext:value-type="float">
            <text:p>0.04762252420187</text:p>
          </table:table-cell>
          <table:table-cell office:value-type="float" office:value="219.726021289825" calcext:value-type="float">
            <text:p>219.726021289825</text:p>
          </table:table-cell>
          <table:table-cell office:value-type="float" office:value="0.234846830368042" calcext:value-type="float">
            <text:p>0.234846830368042</text:p>
          </table:table-cell>
          <table:table-cell office:value-type="float" office:value="0.000544201524462551" calcext:value-type="float">
            <text:p>0.000544201524463</text:p>
          </table:table-cell>
          <table:table-cell office:value-type="float" office:value="0.0509322062134743" calcext:value-type="float">
            <text:p>0.0509322062134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160178262740374" calcext:value-type="float">
            <text:p>0.016017826274037</text:p>
          </table:table-cell>
          <table:table-cell office:value-type="float" office:value="217.396975278854" calcext:value-type="float">
            <text:p>217.396975278854</text:p>
          </table:table-cell>
          <table:table-cell office:value-type="float" office:value="0.231160163879395" calcext:value-type="float">
            <text:p>0.231160163879395</text:p>
          </table:table-cell>
          <table:table-cell table:style-name="ce2" office:value-type="float" office:value="0.0000729023086023517" calcext:value-type="float">
            <text:p>7.29E-05</text:p>
          </table:table-cell>
          <table:table-cell office:value-type="float" office:value="0.017457652837038" calcext:value-type="float">
            <text:p>0.0174576528370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968344695866108" calcext:value-type="float">
            <text:p>0.009683446958661</text:p>
          </table:table-cell>
          <table:table-cell office:value-type="float" office:value="219.797076225281" calcext:value-type="float">
            <text:p>219.797076225281</text:p>
          </table:table-cell>
          <table:table-cell office:value-type="float" office:value="0.220351696014404" calcext:value-type="float">
            <text:p>0.220351696014404</text:p>
          </table:table-cell>
          <table:table-cell office:value-type="float" office:value="0.000214651037822478" calcext:value-type="float">
            <text:p>0.000214651037822</text:p>
          </table:table-cell>
          <table:table-cell office:value-type="float" office:value="0.00958209857344628" calcext:value-type="float">
            <text:p>0.0095820985734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0.00717976130545139" calcext:value-type="float">
            <text:p>0.007179761305451</text:p>
          </table:table-cell>
          <table:table-cell office:value-type="float" office:value="233.649634361267" calcext:value-type="float">
            <text:p>233.649634361267</text:p>
          </table:table-cell>
          <table:table-cell office:value-type="float" office:value="0.281594276428223" calcext:value-type="float">
            <text:p>0.281594276428223</text:p>
          </table:table-cell>
          <table:table-cell table:style-name="ce2" office:value-type="float" office:value="0.0000468721154902596" calcext:value-type="float">
            <text:p>4.69E-05</text:p>
          </table:table-cell>
          <table:table-cell office:value-type="float" office:value="0.00743100279942155" calcext:value-type="float">
            <text:p>0.0074310027994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0.00193609099369496" calcext:value-type="float">
            <text:p>0.001936090993695</text:p>
          </table:table-cell>
          <table:table-cell office:value-type="float" office:value="241.646292448044" calcext:value-type="float">
            <text:p>241.646292448044</text:p>
          </table:table-cell>
          <table:table-cell office:value-type="float" office:value="0.271791219711304" calcext:value-type="float">
            <text:p>0.271791219711304</text:p>
          </table:table-cell>
          <table:table-cell table:style-name="ce2" office:value-type="float" office:value="0.00000660417890685494" calcext:value-type="float">
            <text:p>6.60E-06</text:p>
          </table:table-cell>
          <table:table-cell office:value-type="float" office:value="0.00205600750632584" calcext:value-type="float">
            <text:p>0.0020560075063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0.000969443295616656" calcext:value-type="float">
            <text:p>0.000969443295617</text:p>
          </table:table-cell>
          <table:table-cell office:value-type="float" office:value="244.885797262192" calcext:value-type="float">
            <text:p>244.885797262192</text:p>
          </table:table-cell>
          <table:table-cell office:value-type="float" office:value="0.276163339614868" calcext:value-type="float">
            <text:p>0.276163339614868</text:p>
          </table:table-cell>
          <table:table-cell table:style-name="ce2" office:value-type="float" office:value="0.0000304420937027317" calcext:value-type="float">
            <text:p>3.04E-05</text:p>
          </table:table-cell>
          <table:table-cell office:value-type="float" office:value="0.000975273025687784" calcext:value-type="float">
            <text:p>0.000975273025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7" calcext:value-type="float">
            <text:p>4097</text:p>
          </table:table-cell>
          <table:table-cell office:value-type="float" office:value="0.00597334653139115" calcext:value-type="float">
            <text:p>0.005973346531391</text:p>
          </table:table-cell>
          <table:table-cell office:value-type="float" office:value="342.857354879379" calcext:value-type="float">
            <text:p>342.857354879379</text:p>
          </table:table-cell>
          <table:table-cell office:value-type="float" office:value="0.277462005615234" calcext:value-type="float">
            <text:p>0.277462005615234</text:p>
          </table:table-cell>
          <table:table-cell office:value-type="float" office:value="0.000954058254137635" calcext:value-type="float">
            <text:p>0.000954058254138</text:p>
          </table:table-cell>
          <table:table-cell office:value-type="float" office:value="0.00686908466741443" calcext:value-type="float">
            <text:p>0.0068690846674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93" calcext:value-type="float">
            <text:p>8193</text:p>
          </table:table-cell>
          <table:table-cell office:value-type="float" office:value="0.00847146566957235" calcext:value-type="float">
            <text:p>0.008471465669572</text:p>
          </table:table-cell>
          <table:table-cell office:value-type="float" office:value="943.2671687603" calcext:value-type="float">
            <text:p>943.2671687603</text:p>
          </table:table-cell>
          <table:table-cell office:value-type="float" office:value="0.294313669204712" calcext:value-type="float">
            <text:p>0.294313669204712</text:p>
          </table:table-cell>
          <table:table-cell office:value-type="float" office:value="0.000700670876540244" calcext:value-type="float">
            <text:p>0.00070067087654</text:p>
          </table:table-cell>
          <table:table-cell office:value-type="float" office:value="0.00962880998849869" calcext:value-type="float">
            <text:p>0.0096288099884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141857620328665" calcext:value-type="float">
            <text:p>0.014185762032867</text:p>
          </table:table-cell>
          <table:table-cell office:value-type="float" office:value="266.208866357803" calcext:value-type="float">
            <text:p>266.208866357803</text:p>
          </table:table-cell>
          <table:table-cell office:value-type="float" office:value="0.288956642150879" calcext:value-type="float">
            <text:p>0.288956642150879</text:p>
          </table:table-cell>
          <table:table-cell office:value-type="float" office:value="0.0106934430077672" calcext:value-type="float">
            <text:p>0.010693443007767</text:p>
          </table:table-cell>
          <table:table-cell office:value-type="float" office:value="0.0150494463741779" calcext:value-type="float">
            <text:p>0.0150494463741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243043731898069" calcext:value-type="float">
            <text:p>0.024304373189807</text:p>
          </table:table-cell>
          <table:table-cell office:value-type="float" office:value="271.282012224197" calcext:value-type="float">
            <text:p>271.282012224197</text:p>
          </table:table-cell>
          <table:table-cell office:value-type="float" office:value="0.340993881225586" calcext:value-type="float">
            <text:p>0.340993881225586</text:p>
          </table:table-cell>
          <table:table-cell office:value-type="float" office:value="0.00400382000952959" calcext:value-type="float">
            <text:p>0.00400382000953</text:p>
          </table:table-cell>
          <table:table-cell office:value-type="float" office:value="0.0205549951642752" calcext:value-type="float">
            <text:p>0.0205549951642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620451346039772" calcext:value-type="float">
            <text:p>0.062045134603977</text:p>
          </table:table-cell>
          <table:table-cell office:value-type="float" office:value="273.289090871811" calcext:value-type="float">
            <text:p>273.289090871811</text:p>
          </table:table-cell>
          <table:table-cell office:value-type="float" office:value="0.321823358535767" calcext:value-type="float">
            <text:p>0.321823358535767</text:p>
          </table:table-cell>
          <table:table-cell office:value-type="float" office:value="0.00188766827341169" calcext:value-type="float">
            <text:p>0.001887668273412</text:p>
          </table:table-cell>
          <table:table-cell office:value-type="float" office:value="0.0538133382797241" calcext:value-type="float">
            <text:p>0.0538133382797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.0152026703581214" calcext:value-type="float">
            <text:p>0.015202670358121</text:p>
          </table:table-cell>
          <table:table-cell office:value-type="float" office:value="270.62571978569" calcext:value-type="float">
            <text:p>270.62571978569</text:p>
          </table:table-cell>
          <table:table-cell office:value-type="float" office:value="0.303917169570923" calcext:value-type="float">
            <text:p>0.303917169570923</text:p>
          </table:table-cell>
          <table:table-cell table:style-name="ce2" office:value-type="float" office:value="0.0000840298816910945" calcext:value-type="float">
            <text:p>8.40E-05</text:p>
          </table:table-cell>
          <table:table-cell office:value-type="float" office:value="0.0168593171983957" calcext:value-type="float">
            <text:p>0.0168593171983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.0105606075376272" calcext:value-type="float">
            <text:p>0.010560607537627</text:p>
          </table:table-cell>
          <table:table-cell office:value-type="float" office:value="270.679095029831" calcext:value-type="float">
            <text:p>270.679095029831</text:p>
          </table:table-cell>
          <table:table-cell office:value-type="float" office:value="0.339602947235107" calcext:value-type="float">
            <text:p>0.339602947235107</text:p>
          </table:table-cell>
          <table:table-cell table:style-name="ce2" office:value-type="float" office:value="0.000170700601302087" calcext:value-type="float">
            <text:p>1.71E-04</text:p>
          </table:table-cell>
          <table:table-cell office:value-type="float" office:value="0.0113484533503652" calcext:value-type="float">
            <text:p>0.0113484533503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0.00421691266819835" calcext:value-type="float">
            <text:p>0.004216912668198</text:p>
          </table:table-cell>
          <table:table-cell office:value-type="float" office:value="271.69379234314" calcext:value-type="float">
            <text:p>271.69379234314</text:p>
          </table:table-cell>
          <table:table-cell office:value-type="float" office:value="0.357341766357422" calcext:value-type="float">
            <text:p>0.357341766357422</text:p>
          </table:table-cell>
          <table:table-cell table:style-name="ce2" office:value-type="float" office:value="0.0000184968175744871" calcext:value-type="float">
            <text:p>1.85E-05</text:p>
          </table:table-cell>
          <table:table-cell office:value-type="float" office:value="0.00422677583992481" calcext:value-type="float">
            <text:p>0.0042267758399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0.00219659577123821" calcext:value-type="float">
            <text:p>0.002196595771238</text:p>
          </table:table-cell>
          <table:table-cell office:value-type="float" office:value="295.830614805222" calcext:value-type="float">
            <text:p>295.830614805222</text:p>
          </table:table-cell>
          <table:table-cell office:value-type="float" office:value="0.390140771865845" calcext:value-type="float">
            <text:p>0.390140771865845</text:p>
          </table:table-cell>
          <table:table-cell office:value-type="float" office:value="0.000356982840457931" calcext:value-type="float">
            <text:p>0.000356982840458</text:p>
          </table:table-cell>
          <table:table-cell office:value-type="float" office:value="0.00225970568135381" calcext:value-type="float">
            <text:p>0.0022597056813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float" office:value="0.00207073334604502" calcext:value-type="float">
            <text:p>0.002070733346045</text:p>
          </table:table-cell>
          <table:table-cell office:value-type="float" office:value="302.880512237549" calcext:value-type="float">
            <text:p>302.880512237549</text:p>
          </table:table-cell>
          <table:table-cell office:value-type="float" office:value="0.346625328063965" calcext:value-type="float">
            <text:p>0.346625328063965</text:p>
          </table:table-cell>
          <table:table-cell office:value-type="float" office:value="0.000378803786588833" calcext:value-type="float">
            <text:p>0.000378803786589</text:p>
          </table:table-cell>
          <table:table-cell office:value-type="float" office:value="0.00163070706184953" calcext:value-type="float">
            <text:p>0.001630707061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office:value-type="float" office:value="0.001845239312388" calcext:value-type="float">
            <text:p>0.001845239312388</text:p>
          </table:table-cell>
          <table:table-cell office:value-type="float" office:value="306.400820970535" calcext:value-type="float">
            <text:p>306.400820970535</text:p>
          </table:table-cell>
          <table:table-cell office:value-type="float" office:value="0.430966854095459" calcext:value-type="float">
            <text:p>0.430966854095459</text:p>
          </table:table-cell>
          <table:table-cell table:style-name="ce2" office:value-type="float" office:value="0.000311354058794677" calcext:value-type="float">
            <text:p>3.11E-04</text:p>
          </table:table-cell>
          <table:table-cell office:value-type="float" office:value="0.00216987077146769" calcext:value-type="float">
            <text:p>0.0021698707714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7" calcext:value-type="float">
            <text:p>4097</text:p>
          </table:table-cell>
          <table:table-cell office:value-type="float" office:value="0.158125787973404" calcext:value-type="float">
            <text:p>0.158125787973404</text:p>
          </table:table-cell>
          <table:table-cell office:value-type="float" office:value="520.518683671951" calcext:value-type="float">
            <text:p>520.518683671951</text:p>
          </table:table-cell>
          <table:table-cell office:value-type="float" office:value="0.42406153678894" calcext:value-type="float">
            <text:p>0.42406153678894</text:p>
          </table:table-cell>
          <table:table-cell office:value-type="float" office:value="0.153496205806732" calcext:value-type="float">
            <text:p>0.153496205806732</text:p>
          </table:table-cell>
          <table:table-cell office:value-type="float" office:value="0.144992604851723" calcext:value-type="float">
            <text:p>0.144992604851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93" calcext:value-type="float">
            <text:p>8193</text:p>
          </table:table-cell>
          <table:table-cell office:value-type="float" office:value="0.16021266579628" calcext:value-type="float">
            <text:p>0.16021266579628</text:p>
          </table:table-cell>
          <table:table-cell office:value-type="float" office:value="1622.67069602013" calcext:value-type="float">
            <text:p>1622.67069602013</text:p>
          </table:table-cell>
          <table:table-cell office:value-type="float" office:value="0.503945827484131" calcext:value-type="float">
            <text:p>0.503945827484131</text:p>
          </table:table-cell>
          <table:table-cell office:value-type="float" office:value="0.153946548700333" calcext:value-type="float">
            <text:p>0.153946548700333</text:p>
          </table:table-cell>
          <table:table-cell office:value-type="float" office:value="0.145982518792152" calcext:value-type="float">
            <text:p>0.1459825187921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153995409607887" calcext:value-type="float">
            <text:p>0.153995409607887</text:p>
          </table:table-cell>
          <table:table-cell office:value-type="float" office:value="356.930557727814" calcext:value-type="float">
            <text:p>356.930557727814</text:p>
          </table:table-cell>
          <table:table-cell office:value-type="float" office:value="0.478081703186035" calcext:value-type="float">
            <text:p>0.478081703186035</text:p>
          </table:table-cell>
          <table:table-cell table:style-name="ce2" office:value-type="float" office:value="0.150087773799896" calcext:value-type="float">
            <text:p>1.50E-01</text:p>
          </table:table-cell>
          <table:table-cell office:value-type="float" office:value="0.144107058644295" calcext:value-type="float">
            <text:p>0.1441070586442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0261869784444571" calcext:value-type="float">
            <text:p>0.026186978444457</text:p>
          </table:table-cell>
          <table:table-cell office:value-type="float" office:value="360.622745990753" calcext:value-type="float">
            <text:p>360.622745990753</text:p>
          </table:table-cell>
          <table:table-cell office:value-type="float" office:value="0.443802118301392" calcext:value-type="float">
            <text:p>0.443802118301392</text:p>
          </table:table-cell>
          <table:table-cell table:style-name="ce2" office:value-type="float" office:value="0.00242791441269219" calcext:value-type="float">
            <text:p>2.43E-03</text:p>
          </table:table-cell>
          <table:table-cell office:value-type="float" office:value="0.0282896179705858" calcext:value-type="float">
            <text:p>0.0282896179705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0164430923759937" calcext:value-type="float">
            <text:p>0.016443092375994</text:p>
          </table:table-cell>
          <table:table-cell office:value-type="float" office:value="358.722668886185" calcext:value-type="float">
            <text:p>358.722668886185</text:p>
          </table:table-cell>
          <table:table-cell office:value-type="float" office:value="0.51386022567749" calcext:value-type="float">
            <text:p>0.51386022567749</text:p>
          </table:table-cell>
          <table:table-cell table:style-name="ce2" office:value-type="float" office:value="0.000652965158224106" calcext:value-type="float">
            <text:p>6.53E-04</text:p>
          </table:table-cell>
          <table:table-cell office:value-type="float" office:value="0.0160129927098751" calcext:value-type="float">
            <text:p>0.0160129927098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0.0063551664352417" calcext:value-type="float">
            <text:p>0.006355166435242</text:p>
          </table:table-cell>
          <table:table-cell office:value-type="float" office:value="368.268861532211" calcext:value-type="float">
            <text:p>368.268861532211</text:p>
          </table:table-cell>
          <table:table-cell office:value-type="float" office:value="0.492108821868897" calcext:value-type="float">
            <text:p>0.492108821868897</text:p>
          </table:table-cell>
          <table:table-cell office:value-type="float" office:value="0.000766945129726082" calcext:value-type="float">
            <text:p>0.000766945129726</text:p>
          </table:table-cell>
          <table:table-cell office:value-type="float" office:value="0.0058984118513763" calcext:value-type="float">
            <text:p>0.0058984118513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0.00437286496162415" calcext:value-type="float">
            <text:p>0.004372864961624</text:p>
          </table:table-cell>
          <table:table-cell office:value-type="float" office:value="359.504384994507" calcext:value-type="float">
            <text:p>359.504384994507</text:p>
          </table:table-cell>
          <table:table-cell office:value-type="float" office:value="0.502363443374634" calcext:value-type="float">
            <text:p>0.502363443374634</text:p>
          </table:table-cell>
          <table:table-cell office:value-type="float" office:value="0.000211888705962338" calcext:value-type="float">
            <text:p>0.000211888705962</text:p>
          </table:table-cell>
          <table:table-cell office:value-type="float" office:value="0.00450072903186083" calcext:value-type="float">
            <text:p>0.0045007290318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0.00272793928161263" calcext:value-type="float">
            <text:p>0.002727939281613</text:p>
          </table:table-cell>
          <table:table-cell office:value-type="float" office:value="359.993643283844" calcext:value-type="float">
            <text:p>359.993643283844</text:p>
          </table:table-cell>
          <table:table-cell office:value-type="float" office:value="0.483423948287964" calcext:value-type="float">
            <text:p>0.483423948287964</text:p>
          </table:table-cell>
          <table:table-cell table:style-name="ce2" office:value-type="float" office:value="0.0000947295702644624" calcext:value-type="float">
            <text:p>9.47E-05</text:p>
          </table:table-cell>
          <table:table-cell office:value-type="float" office:value="0.00235929572954774" calcext:value-type="float">
            <text:p>0.0023592957295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office:value-type="float" office:value="0.15537691116333" calcext:value-type="float">
            <text:p>0.15537691116333</text:p>
          </table:table-cell>
          <table:table-cell office:value-type="float" office:value="396.954645633698" calcext:value-type="float">
            <text:p>396.954645633698</text:p>
          </table:table-cell>
          <table:table-cell office:value-type="float" office:value="0.590172529220581" calcext:value-type="float">
            <text:p>0.590172529220581</text:p>
          </table:table-cell>
          <table:table-cell office:value-type="float" office:value="0.155704513192177" calcext:value-type="float">
            <text:p>0.155704513192177</text:p>
          </table:table-cell>
          <table:table-cell office:value-type="float" office:value="0.144110217690468" calcext:value-type="float">
            <text:p>0.1441102176904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office:value-type="float" office:value="0.156763330101967" calcext:value-type="float">
            <text:p>0.156763330101967</text:p>
          </table:table-cell>
          <table:table-cell office:value-type="float" office:value="407.178758144379" calcext:value-type="float">
            <text:p>407.178758144379</text:p>
          </table:table-cell>
          <table:table-cell office:value-type="float" office:value="0.597891092300415" calcext:value-type="float">
            <text:p>0.597891092300415</text:p>
          </table:table-cell>
          <table:table-cell office:value-type="float" office:value="0.156159207224846" calcext:value-type="float">
            <text:p>0.156159207224846</text:p>
          </table:table-cell>
          <table:table-cell office:value-type="float" office:value="0.154814705252647" calcext:value-type="float">
            <text:p>0.1548147052526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48" calcext:value-type="float">
            <text:p>2048</text:p>
          </table:table-cell>
          <table:table-cell office:value-type="float" office:value="0.153645187616348" calcext:value-type="float">
            <text:p>0.153645187616348</text:p>
          </table:table-cell>
          <table:table-cell office:value-type="float" office:value="425.281758785248" calcext:value-type="float">
            <text:p>425.281758785248</text:p>
          </table:table-cell>
          <table:table-cell office:value-type="float" office:value="0.514787673950195" calcext:value-type="float">
            <text:p>0.514787673950195</text:p>
          </table:table-cell>
          <table:table-cell office:value-type="float" office:value="0.157275438308716" calcext:value-type="float">
            <text:p>0.157275438308716</text:p>
          </table:table-cell>
          <table:table-cell office:value-type="float" office:value="0.148814335465431" calcext:value-type="float">
            <text:p>0.1488143354654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97" calcext:value-type="float">
            <text:p>4097</text:p>
          </table:table-cell>
          <table:table-cell office:value-type="float" office:value="0.157107084989548" calcext:value-type="float">
            <text:p>0.157107084989548</text:p>
          </table:table-cell>
          <table:table-cell office:value-type="float" office:value="911.017640590668" calcext:value-type="float">
            <text:p>911.017640590668</text:p>
          </table:table-cell>
          <table:table-cell office:value-type="float" office:value="0.592100143432617" calcext:value-type="float">
            <text:p>0.592100143432617</text:p>
          </table:table-cell>
          <table:table-cell office:value-type="float" office:value="0.152929395437241" calcext:value-type="float">
            <text:p>0.152929395437241</text:p>
          </table:table-cell>
          <table:table-cell office:value-type="float" office:value="0.144589781761169" calcext:value-type="float">
            <text:p>0.1445897817611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93" calcext:value-type="float">
            <text:p>8193</text:p>
          </table:table-cell>
          <table:table-cell office:value-type="float" office:value="0.161065205931663" calcext:value-type="float">
            <text:p>0.161065205931663</text:p>
          </table:table-cell>
          <table:table-cell office:value-type="float" office:value="3101.31914496422" calcext:value-type="float">
            <text:p>3101.31914496422</text:p>
          </table:table-cell>
          <table:table-cell office:value-type="float" office:value="0.891326665878296" calcext:value-type="float">
            <text:p>0.891326665878296</text:p>
          </table:table-cell>
          <table:table-cell office:value-type="float" office:value="0.158974498510361" calcext:value-type="float">
            <text:p>0.158974498510361</text:p>
          </table:table-cell>
          <table:table-cell office:value-type="float" office:value="0.146432861685753" calcext:value-type="float">
            <text:p>0.1464328616857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.152884989976883" calcext:value-type="float">
            <text:p>0.152884989976883</text:p>
          </table:table-cell>
          <table:table-cell office:value-type="float" office:value="518.800355911255" calcext:value-type="float">
            <text:p>518.800355911255</text:p>
          </table:table-cell>
          <table:table-cell office:value-type="float" office:value="0.692722082138062" calcext:value-type="float">
            <text:p>0.692722082138062</text:p>
          </table:table-cell>
          <table:table-cell office:value-type="float" office:value="0.149397656321526" calcext:value-type="float">
            <text:p>0.149397656321526</text:p>
          </table:table-cell>
          <table:table-cell office:value-type="float" office:value="0.145748972892761" calcext:value-type="float">
            <text:p>0.1457489728927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.00346795655786991" calcext:value-type="float">
            <text:p>0.00346795655787</text:p>
          </table:table-cell>
          <table:table-cell office:value-type="float" office:value="531.210696697235" calcext:value-type="float">
            <text:p>531.210696697235</text:p>
          </table:table-cell>
          <table:table-cell office:value-type="float" office:value="0.727826356887817" calcext:value-type="float">
            <text:p>0.727826356887817</text:p>
          </table:table-cell>
          <table:table-cell office:value-type="float" office:value="0.000698940013535321" calcext:value-type="float">
            <text:p>0.000698940013535</text:p>
          </table:table-cell>
          <table:table-cell office:value-type="float" office:value="0.00392605178058147" calcext:value-type="float">
            <text:p>0.0039260517805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.00473887892439961" calcext:value-type="float">
            <text:p>0.0047388789244</text:p>
          </table:table-cell>
          <table:table-cell office:value-type="float" office:value="527.30477643013" calcext:value-type="float">
            <text:p>527.30477643013</text:p>
          </table:table-cell>
          <table:table-cell office:value-type="float" office:value="0.697590589523315" calcext:value-type="float">
            <text:p>0.697590589523315</text:p>
          </table:table-cell>
          <table:table-cell table:style-name="ce2" office:value-type="float" office:value="0.000722041877452284" calcext:value-type="float">
            <text:p>7.22E-04</text:p>
          </table:table-cell>
          <table:table-cell office:value-type="float" office:value="0.00637398101389408" calcext:value-type="float">
            <text:p>0.0063739810138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0.152908056974411" calcext:value-type="float">
            <text:p>0.152908056974411</text:p>
          </table:table-cell>
          <table:table-cell office:value-type="float" office:value="528.508315801621" calcext:value-type="float">
            <text:p>528.508315801621</text:p>
          </table:table-cell>
          <table:table-cell office:value-type="float" office:value="0.724018335342407" calcext:value-type="float">
            <text:p>0.724018335342407</text:p>
          </table:table-cell>
          <table:table-cell office:value-type="float" office:value="0.152502447366714" calcext:value-type="float">
            <text:p>0.152502447366714</text:p>
          </table:table-cell>
          <table:table-cell office:value-type="float" office:value="0.145388245582581" calcext:value-type="float">
            <text:p>0.1453882455825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0.156816720962524" calcext:value-type="float">
            <text:p>0.156816720962524</text:p>
          </table:table-cell>
          <table:table-cell office:value-type="float" office:value="535.796319961548" calcext:value-type="float">
            <text:p>535.796319961548</text:p>
          </table:table-cell>
          <table:table-cell office:value-type="float" office:value="0.711137294769287" calcext:value-type="float">
            <text:p>0.711137294769287</text:p>
          </table:table-cell>
          <table:table-cell table:style-name="ce2" office:value-type="float" office:value="0.156065464019775" calcext:value-type="float">
            <text:p>1.56E-01</text:p>
          </table:table-cell>
          <table:table-cell office:value-type="float" office:value="0.154903620481491" calcext:value-type="float">
            <text:p>0.1549036204814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6" calcext:value-type="float">
            <text:p>256</text:p>
          </table:table-cell>
          <table:table-cell office:value-type="float" office:value="0.152941659092903" calcext:value-type="float">
            <text:p>0.152941659092903</text:p>
          </table:table-cell>
          <table:table-cell office:value-type="float" office:value="527.142711877823" calcext:value-type="float">
            <text:p>527.142711877823</text:p>
          </table:table-cell>
          <table:table-cell office:value-type="float" office:value="0.726120948791504" calcext:value-type="float">
            <text:p>0.726120948791504</text:p>
          </table:table-cell>
          <table:table-cell office:value-type="float" office:value="0.157136142253876" calcext:value-type="float">
            <text:p>0.157136142253876</text:p>
          </table:table-cell>
          <table:table-cell office:value-type="float" office:value="0.146446242928505" calcext:value-type="float">
            <text:p>0.1464462429285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0.153855785727501" calcext:value-type="float">
            <text:p>0.153855785727501</text:p>
          </table:table-cell>
          <table:table-cell office:value-type="float" office:value="597.5157558918" calcext:value-type="float">
            <text:p>597.5157558918</text:p>
          </table:table-cell>
          <table:table-cell office:value-type="float" office:value="0.863959312438965" calcext:value-type="float">
            <text:p>0.863959312438965</text:p>
          </table:table-cell>
          <table:table-cell office:value-type="float" office:value="0.154460117220879" calcext:value-type="float">
            <text:p>0.154460117220879</text:p>
          </table:table-cell>
          <table:table-cell office:value-type="float" office:value="0.149322748184204" calcext:value-type="float">
            <text:p>0.1493227481842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24" calcext:value-type="float">
            <text:p>1024</text:p>
          </table:table-cell>
          <table:table-cell office:value-type="float" office:value="0.156814813613892" calcext:value-type="float">
            <text:p>0.156814813613892</text:p>
          </table:table-cell>
          <table:table-cell office:value-type="float" office:value="620.560114145279" calcext:value-type="float">
            <text:p>620.560114145279</text:p>
          </table:table-cell>
          <table:table-cell office:value-type="float" office:value="0.857820510864258" calcext:value-type="float">
            <text:p>0.857820510864258</text:p>
          </table:table-cell>
          <table:table-cell office:value-type="float" office:value="0.155881315469742" calcext:value-type="float">
            <text:p>0.155881315469742</text:p>
          </table:table-cell>
          <table:table-cell office:value-type="float" office:value="0.154900372028351" calcext:value-type="float">
            <text:p>0.1549003720283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48" calcext:value-type="float">
            <text:p>2048</text:p>
          </table:table-cell>
          <table:table-cell office:value-type="float" office:value="0.153071716427803" calcext:value-type="float">
            <text:p>0.153071716427803</text:p>
          </table:table-cell>
          <table:table-cell office:value-type="float" office:value="655.114913225174" calcext:value-type="float">
            <text:p>655.114913225174</text:p>
          </table:table-cell>
          <table:table-cell office:value-type="float" office:value="0.86644172668457" calcext:value-type="float">
            <text:p>0.86644172668457</text:p>
          </table:table-cell>
          <table:table-cell office:value-type="float" office:value="0.15718737244606" calcext:value-type="float">
            <text:p>0.15718737244606</text:p>
          </table:table-cell>
          <table:table-cell office:value-type="float" office:value="0.147085875272751" calcext:value-type="float">
            <text:p>0.1470858752727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97" calcext:value-type="float">
            <text:p>4097</text:p>
          </table:table-cell>
          <table:table-cell office:value-type="float" office:value="0.160374864935875" calcext:value-type="float">
            <text:p>0.160374864935875</text:p>
          </table:table-cell>
          <table:table-cell office:value-type="float" office:value="1655.11576461792" calcext:value-type="float">
            <text:p>1655.11576461792</text:p>
          </table:table-cell>
          <table:table-cell office:value-type="float" office:value="0.832269191741943" calcext:value-type="float">
            <text:p>0.832269191741943</text:p>
          </table:table-cell>
          <table:table-cell office:value-type="float" office:value="0.153959587216377" calcext:value-type="float">
            <text:p>0.153959587216377</text:p>
          </table:table-cell>
          <table:table-cell office:value-type="float" office:value="0.146066442131996" calcext:value-type="float">
            <text:p>0.1460664421319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93" calcext:value-type="float">
            <text:p>8193</text:p>
          </table:table-cell>
          <table:table-cell office:value-type="float" office:value="0.197038352489471" calcext:value-type="float">
            <text:p>0.197038352489471</text:p>
          </table:table-cell>
          <table:table-cell office:value-type="float" office:value="5926.53118515015" calcext:value-type="float">
            <text:p>5926.53118515015</text:p>
          </table:table-cell>
          <table:table-cell office:value-type="float" office:value="1.65356659889221" calcext:value-type="float">
            <text:p>1.65356659889221</text:p>
          </table:table-cell>
          <table:table-cell office:value-type="float" office:value="0.163298204541206" calcext:value-type="float">
            <text:p>0.163298204541206</text:p>
          </table:table-cell>
          <table:table-cell office:value-type="float" office:value="0.172466233372688" calcext:value-type="float">
            <text:p>0.17246623337268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MIN([.G1:.G55])" office:value-type="float" office:value="0.000975273025687784" calcext:value-type="float">
            <text:p>0.000975273025688</text:p>
          </table:table-cell>
        </table:table-row>
      </table:table>
      <table:named-expressions/>
      <table:database-ranges>
        <table:database-range table:name="__Anonymous_Sheet_DB__1" table:target-range-address="Sheet2.A1:Sheet2.G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17:56:37.851603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03:54:02.230243721</meta:creation-date>
    <dc:date>2021-05-26T20:47:53.370109040</dc:date>
    <meta:editing-duration>PT51M25S</meta:editing-duration>
    <meta:editing-cycles>4</meta:editing-cycles>
    <meta:generator>LibreOffice/6.0.7.3$Linux_X86_64 LibreOffice_project/00m0$Build-3</meta:generator>
    <meta:document-statistic meta:table-count="2" meta:cell-count="4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205cm" style:legend-expansion="high" chart:style-name="ch2"/>
        <chart:plot-area chart:style-name="ch3" table:cell-range-address="Sheet1.E1:Sheet1.J12" chart:data-source-has-labels="both" svg:x="0.32cm" svg:y="0.18cm" svg:width="13.646cm" svg:height="8.64cm">
          <chartooo:coordinate-region svg:x="1.232cm" svg:y="0.379cm" svg:width="12.362cm" svg:height="7.794cm"/>
          <chart:axis chart:dimension="x" chart:name="primary-x" chart:style-name="ch4" chartooo:axis-type="text">
            <chart:categories table:cell-range-address="Sheet1.E2:Sheet1.E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2" chart:label-cell-address="Sheet1.F1:Sheet1.F1" chart:class="chart:line">
            <chart:data-point chart:repeated="11"/>
          </chart:series>
          <chart:series chart:style-name="ch7" chart:values-cell-range-address="Sheet1.G2:Sheet1.G12" chart:label-cell-address="Sheet1.G1:Sheet1.G1" chart:class="chart:line">
            <chart:data-point chart:repeated="11"/>
          </chart:series>
          <chart:series chart:style-name="ch8" chart:values-cell-range-address="Sheet1.H2:Sheet1.H12" chart:label-cell-address="Sheet1.H1:Sheet1.H1" chart:class="chart:line">
            <chart:data-point chart:repeated="11"/>
          </chart:series>
          <chart:series chart:style-name="ch9" chart:values-cell-range-address="Sheet1.I2:Sheet1.I12" chart:label-cell-address="Sheet1.I1:Sheet1.I1" chart:class="chart:line">
            <chart:data-point chart:repeated="11"/>
          </chart:series>
          <chart:series chart:style-name="ch10" chart:values-cell-range-address="Sheet1.J2:Sheet1.J12" chart:label-cell-address="Sheet1.J1:Sheet1.J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F1:Sheet1.F1</svg:desc>
                </draw:g>
              </table:table-cell>
              <table:table-cell office:value-type="string">
                <text:p>5</text:p>
                <draw:g>
                  <svg:desc>Sheet1.G1:Sheet1.G1</svg:desc>
                </draw:g>
              </table:table-cell>
              <table:table-cell office:value-type="string">
                <text:p>9</text:p>
                <draw:g>
                  <svg:desc>Sheet1.H1:Sheet1.H1</svg:desc>
                </draw:g>
              </table:table-cell>
              <table:table-cell office:value-type="string">
                <text:p>17</text:p>
                <draw:g>
                  <svg:desc>Sheet1.I1:Sheet1.I1</svg:desc>
                </draw:g>
              </table:table-cell>
              <table:table-cell office:value-type="string">
                <text:p>33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E2:Sheet1.E12</svg:desc>
                </draw:g>
              </table:table-cell>
              <table:table-cell office:value-type="float" office:value="0.0412674397230148">
                <text:p>0.0412674397230148</text:p>
                <draw:g>
                  <svg:desc>Sheet1.F2:Sheet1.F12</svg:desc>
                </draw:g>
              </table:table-cell>
              <table:table-cell office:value-type="float" office:value="0.0145939663052559">
                <text:p>0.0145939663052559</text:p>
                <draw:g>
                  <svg:desc>Sheet1.G2:Sheet1.G12</svg:desc>
                </draw:g>
              </table:table-cell>
              <table:table-cell office:value-type="float" office:value="0.0150494463741779">
                <text:p>0.0150494463741779</text:p>
                <draw:g>
                  <svg:desc>Sheet1.H2:Sheet1.H12</svg:desc>
                </draw:g>
              </table:table-cell>
              <table:table-cell office:value-type="float" office:value="0.144107058644295">
                <text:p>0.144107058644295</text:p>
                <draw:g>
                  <svg:desc>Sheet1.I2:Sheet1.I12</svg:desc>
                </draw:g>
              </table:table-cell>
              <table:table-cell office:value-type="float" office:value="0.145748972892761">
                <text:p>0.145748972892761</text:p>
                <draw:g>
                  <svg:desc>Sheet1.J2:Sheet1.J12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75416395068169">
                <text:p>0.0175416395068169</text:p>
              </table:table-cell>
              <table:table-cell office:value-type="float" office:value="0.0086804935708642">
                <text:p>0.0086804935708642</text:p>
              </table:table-cell>
              <table:table-cell office:value-type="float" office:value="0.0205549951642752">
                <text:p>0.0205549951642752</text:p>
              </table:table-cell>
              <table:table-cell office:value-type="float" office:value="0.0282896179705858">
                <text:p>0.0282896179705858</text:p>
              </table:table-cell>
              <table:table-cell office:value-type="float" office:value="0.00392605178058147">
                <text:p>0.003926051780581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75518801063299">
                <text:p>0.0275518801063299</text:p>
              </table:table-cell>
              <table:table-cell office:value-type="float" office:value="0.0611496791243553">
                <text:p>0.0611496791243553</text:p>
              </table:table-cell>
              <table:table-cell office:value-type="float" office:value="0.0538133382797241">
                <text:p>0.0538133382797241</text:p>
              </table:table-cell>
              <table:table-cell office:value-type="float" office:value="0.0160129927098751">
                <text:p>0.0160129927098751</text:p>
              </table:table-cell>
              <table:table-cell office:value-type="float" office:value="0.00637398101389408">
                <text:p>0.006373981013894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32603247463703">
                <text:p>0.0432603247463703</text:p>
              </table:table-cell>
              <table:table-cell office:value-type="float" office:value="0.0509322062134743">
                <text:p>0.0509322062134743</text:p>
              </table:table-cell>
              <table:table-cell office:value-type="float" office:value="0.0168593171983957">
                <text:p>0.0168593171983957</text:p>
              </table:table-cell>
              <table:table-cell office:value-type="float" office:value="0.0058984118513763">
                <text:p>0.0058984118513763</text:p>
              </table:table-cell>
              <table:table-cell office:value-type="float" office:value="0.145388245582581">
                <text:p>0.14538824558258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301459264010191">
                <text:p>0.0301459264010191</text:p>
              </table:table-cell>
              <table:table-cell office:value-type="float" office:value="0.017457652837038">
                <text:p>0.017457652837038</text:p>
              </table:table-cell>
              <table:table-cell office:value-type="float" office:value="0.0113484533503652">
                <text:p>0.0113484533503652</text:p>
              </table:table-cell>
              <table:table-cell office:value-type="float" office:value="0.00450072903186083">
                <text:p>0.00450072903186083</text:p>
              </table:table-cell>
              <table:table-cell office:value-type="float" office:value="0.154903620481491">
                <text:p>0.15490362048149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310376286506653">
                <text:p>0.0310376286506653</text:p>
              </table:table-cell>
              <table:table-cell office:value-type="float" office:value="0.00958209857344628">
                <text:p>0.00958209857344628</text:p>
              </table:table-cell>
              <table:table-cell office:value-type="float" office:value="0.00422677583992481">
                <text:p>0.00422677583992481</text:p>
              </table:table-cell>
              <table:table-cell office:value-type="float" office:value="0.00235929572954774">
                <text:p>0.00235929572954774</text:p>
              </table:table-cell>
              <table:table-cell office:value-type="float" office:value="0.146446242928505">
                <text:p>0.14644624292850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209299754351378">
                <text:p>0.0209299754351378</text:p>
              </table:table-cell>
              <table:table-cell office:value-type="float" office:value="0.00743100279942155">
                <text:p>0.00743100279942155</text:p>
              </table:table-cell>
              <table:table-cell office:value-type="float" office:value="0.00225970568135381">
                <text:p>0.00225970568135381</text:p>
              </table:table-cell>
              <table:table-cell office:value-type="float" office:value="0.144110217690468">
                <text:p>0.144110217690468</text:p>
              </table:table-cell>
              <table:table-cell office:value-type="float" office:value="0.149322748184204">
                <text:p>0.14932274818420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56201897189021">
                <text:p>0.0156201897189021</text:p>
              </table:table-cell>
              <table:table-cell office:value-type="float" office:value="0.00205600750632584">
                <text:p>0.00205600750632584</text:p>
              </table:table-cell>
              <table:table-cell office:value-type="float" office:value="0.00163070706184953">
                <text:p>0.00163070706184953</text:p>
              </table:table-cell>
              <table:table-cell office:value-type="float" office:value="0.154814705252647">
                <text:p>0.154814705252647</text:p>
              </table:table-cell>
              <table:table-cell office:value-type="float" office:value="0.154900372028351">
                <text:p>0.15490037202835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139586105942726">
                <text:p>0.0139586105942726</text:p>
              </table:table-cell>
              <table:table-cell office:value-type="float" office:value="0.000975273025687784">
                <text:p>0.000975273025687784</text:p>
              </table:table-cell>
              <table:table-cell office:value-type="float" office:value="0.00216987077146769">
                <text:p>0.00216987077146769</text:p>
              </table:table-cell>
              <table:table-cell office:value-type="float" office:value="0.148814335465431">
                <text:p>0.148814335465431</text:p>
              </table:table-cell>
              <table:table-cell office:value-type="float" office:value="0.147085875272751">
                <text:p>0.14708587527275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102869458496571">
                <text:p>0.0102869458496571</text:p>
              </table:table-cell>
              <table:table-cell office:value-type="float" office:value="0.00686908466741443">
                <text:p>0.00686908466741443</text:p>
              </table:table-cell>
              <table:table-cell office:value-type="float" office:value="0.144992604851723">
                <text:p>0.144992604851723</text:p>
              </table:table-cell>
              <table:table-cell office:value-type="float" office:value="0.144589781761169">
                <text:p>0.144589781761169</text:p>
              </table:table-cell>
              <table:table-cell office:value-type="float" office:value="0.146066442131996">
                <text:p>0.14606644213199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104725863784552">
                <text:p>0.0104725863784552</text:p>
              </table:table-cell>
              <table:table-cell office:value-type="float" office:value="0.00962880998849869">
                <text:p>0.00962880998849869</text:p>
              </table:table-cell>
              <table:table-cell office:value-type="float" office:value="0.145982518792152">
                <text:p>0.145982518792152</text:p>
              </table:table-cell>
              <table:table-cell office:value-type="float" office:value="0.146432861685753">
                <text:p>0.146432861685753</text:p>
              </table:table-cell>
              <table:table-cell office:value-type="float" office:value="0.172466233372688">
                <text:p>0.172466233372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